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oves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cor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((((([.$L$7]-[.D6])/[.$L$7])/2)*1000)+(((([.$L$9]-[.E6])/[.$L$9])/2)*1000))*10" office:value-type="float" office:value="9695" calcext:value-type="float">
            <text:p>9695</text:p>
          </table:table-cell>
          <table:table-cell table:number-columns-repeated="4"/>
          <table:table-cell office:value-type="string" calcext:value-type="string">
            <text:p>Lowest Mov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(((([.$L$7]-[.D7])/[.$L$7])/2)*1000)+(((([.$L$9]-[.E7])/[.$L$9])/2)*1000))*10" office:value-type="float" office:value="9705" calcext:value-type="float">
            <text:p>9705</text:p>
          </table:table-cell>
          <table:table-cell table:number-columns-repeated="4"/>
          <table:table-cell office:value-type="string" calcext:value-type="string">
            <text:p>Highest Move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((((([.$L$7]-[.D8])/[.$L$7])/2)*1000)+(((([.$L$9]-[.E8])/[.$L$9])/2)*1000))*10" office:value-type="float" office:value="9705" calcext:value-type="float">
            <text:p>9705</text:p>
          </table:table-cell>
          <table:table-cell table:number-columns-repeated="4"/>
          <table:table-cell office:value-type="string" calcext:value-type="string">
            <text:p>Lowest Ti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((((([.$L$7]-[.D9])/[.$L$7])/2)*1000)+(((([.$L$9]-[.E9])/[.$L$9])/2)*1000))*10" office:value-type="float" office:value="9600" calcext:value-type="float">
            <text:p>9600</text:p>
          </table:table-cell>
          <table:table-cell table:number-columns-repeated="4"/>
          <table:table-cell office:value-type="string" calcext:value-type="string">
            <text:p>Highest Tim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0" calcext:value-type="float">
            <text:p>20</text:p>
          </table:table-cell>
          <table:table-cell table:formula="of:=((((([.$L$7]-[.D10])/[.$L$7])/2)*1000)+(((([.$L$9]-[.E10])/[.$L$9])/2)*1000))*10" office:value-type="float" office:value="9700" calcext:value-type="float">
            <text:p>97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formula="of:=((((([.$L$7]-[.D11])/[.$L$7])/2)*1000)+(((([.$L$9]-[.E11])/[.$L$9])/2)*1000))*10" office:value-type="float" office:value="9605" calcext:value-type="float">
            <text:p>96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((((([.$L$7]-[.D12])/[.$L$7])/2)*1000)+(((([.$L$9]-[.E12])/[.$L$9])/2)*1000))*10" office:value-type="float" office:value="9855" calcext:value-type="float">
            <text:p>9855</text:p>
          </table:table-cell>
          <table:table-cell table:number-columns-repeated="4"/>
          <table:table-cell office:value-type="string" calcext:value-type="string">
            <text:p>Actual Mov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(((([.$L$7]-[.D13])/[.$L$7])/2)*1000)+(((([.$L$9]-[.E13])/[.$L$9])/2)*1000))*10" office:value-type="float" office:value="9860" calcext:value-type="float">
            <text:p>9860</text:p>
          </table:table-cell>
          <table:table-cell table:number-columns-repeated="4"/>
          <table:table-cell office:value-type="string" calcext:value-type="string">
            <text:p>Actual Tim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14])/[.$L$7])/2)*1000)+(((([.$L$9]-[.E14])/[.$L$9])/2)*1000))*10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15])/[.$L$7])/2)*1000)+(((([.$L$9]-[.E15])/[.$L$9])/2)*1000))*10"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Move Score (of 50%)</text:p>
          </table:table-cell>
          <table:table-cell table:formula="of:=(([.L7]-[.L12])/[.L7])/2" office:value-type="float" office:value="0.488" calcext:value-type="float">
            <text:p>0.48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16])/[.$L$7])/2)*1000)+(((([.$L$9]-[.E16])/[.$L$9])/2)*1000))*10"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Time Score (of 50%)</text:p>
          </table:table-cell>
          <table:table-cell table:formula="of:=(([.L9]-[.L13])/[.L9])/2" office:value-type="float" office:value="0.485" calcext:value-type="float">
            <text:p>0.48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17])/[.$L$7])/2)*1000)+(((([.$L$9]-[.E17])/[.$L$9])/2)*1000))*10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18])/[.$L$7])/2)*1000)+(((([.$L$9]-[.E18])/[.$L$9])/2)*1000))*10"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Total Score</text:p>
          </table:table-cell>
          <table:table-cell table:formula="of:=(([.L15]*1000)+([.L16]*1000))*10" office:value-type="float" office:value="9730" calcext:value-type="float">
            <text:p>973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19])/[.$L$7])/2)*1000)+(((([.$L$9]-[.E19])/[.$L$9])/2)*1000))*10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20])/[.$L$7])/2)*1000)+(((([.$L$9]-[.E20])/[.$L$9])/2)*1000))*10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21])/[.$L$7])/2)*1000)+(((([.$L$9]-[.E21])/[.$L$9])/2)*1000))*10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22])/[.$L$7])/2)*1000)+(((([.$L$9]-[.E22])/[.$L$9])/2)*1000))*10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((((([.$L$7]-[.D23])/[.$L$7])/2)*1000)+(((([.$L$9]-[.E23])/[.$L$9])/2)*1000))*10" office:value-type="float" office:value="10000" calcext:value-type="float">
            <text:p>10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7:57:18.737498943</meta:creation-date>
    <dc:date>2021-04-17T18:27:11.533682798</dc:date>
    <meta:editing-duration>PT8M52S</meta:editing-duration>
    <meta:editing-cycles>1</meta:editing-cycles>
    <meta:document-statistic meta:table-count="1" meta:cell-count="75" meta:object-count="0"/>
    <meta:generator>LibreOffice/6.4.6.2$Linux_X86_64 LibreOffice_project/40$Build-2</meta:generator>
  </office:meta>
</office:document-meta>
</file>